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MRoman10-Bold" svg:font-family="LMRoman10-Bold"/>
    <style:font-face style:name="LMRoman10-Regular" svg:font-family="LMRoman10-Regular"/>
    <style:font-face style:name="OpenSymbol" svg:font-family="OpenSymbol"/>
    <style:font-face style:name="Arial2" svg:font-family="Arial" style:font-family-generic="swiss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/>
    </style:style>
    <style:style style:name="P2" style:family="paragraph" style:parent-style-name="Standard">
      <style:text-properties fo:color="#000000" style:font-name="Calibri" fo:font-weight="bold" style:font-weight-asian="bold" style:font-weight-complex="bold"/>
    </style:style>
    <style:style style:name="P3" style:family="paragraph" style:parent-style-name="Standard" style:list-style-name="">
      <style:paragraph-properties fo:line-height="150%" fo:text-align="start" style:justify-single-word="false" style:text-autospace="none"/>
      <style:text-properties fo:color="#000000" style:font-name="Calibri" fo:font-size="11pt" style:font-name-asian="LMRoman10-Regular" style:font-size-asian="11pt" style:font-name-complex="LMRoman10-Regular" style:font-size-complex="11pt"/>
    </style:style>
    <style:style style:name="P4" style:family="paragraph" style:parent-style-name="Standard" style:list-style-name="">
      <style:paragraph-properties fo:line-height="150%" fo:text-align="start" style:justify-single-word="false" style:text-autospace="none"/>
      <style:text-properties fo:color="#000000" style:font-name="Calibri" fo:font-size="11pt" fo:font-weight="bold" style:font-name-asian="LMRoman10-Bold" style:font-size-asian="11pt" style:font-weight-asian="bold" style:font-name-complex="LMRoman10-Bold" style:font-size-complex="11pt" style:font-weight-complex="bold"/>
    </style:style>
    <style:style style:name="P5" style:family="paragraph" style:parent-style-name="Standard" style:list-style-name="">
      <style:paragraph-properties fo:line-height="150%" style:text-autospace="none"/>
      <style:text-properties fo:color="#000000" style:font-name="Calibri"/>
    </style:style>
    <style:style style:name="P6" style:family="paragraph" style:parent-style-name="Standard" style:list-style-name="L1">
      <style:paragraph-properties fo:line-height="150%" style:text-autospace="none"/>
      <style:text-properties fo:color="#000000" style:font-name="Calibri"/>
    </style:style>
    <style:style style:name="P7" style:family="paragraph" style:parent-style-name="Standard">
      <style:paragraph-properties fo:line-height="150%" style:text-autospace="none"/>
      <style:text-properties fo:color="#000000" style:font-name="Calibri"/>
    </style:style>
    <style:style style:name="P8" style:family="paragraph" style:parent-style-name="Heading_20_2" style:list-style-name="WWNum3">
      <style:text-properties fo:color="#000000"/>
    </style:style>
    <style:style style:name="T1" style:family="text">
      <style:text-properties style:font-name="LMRoman10-Regular" fo:font-size="11pt" style:font-name-asian="LMRoman10-Regular" style:font-size-asian="11pt" style:font-name-complex="LMRoman10-Regular" style:font-size-complex="11pt"/>
    </style:style>
    <style:style style:name="T2" style:family="text">
      <style:text-properties fo:font-size="11pt" style:font-name-asian="LMRoman10-Regular" style:font-size-asian="11pt" style:font-name-complex="LMRoman10-Regular" style:font-size-complex="11pt"/>
    </style:style>
    <style:style style:name="T3" style:family="text">
      <style:text-properties fo:color="#00b0f0" fo:font-size="11pt" style:font-name-asian="LMRoman10-Regular" style:font-size-asian="11pt" style:font-name-complex="LMRoman10-Regular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stenheft</text:p>
      <text:p text:style-name="P1"/>
      <text:p text:style-name="P3">Im folgenden Auszug aus dem Lastenheft werden die Anforderungen definiert, die die zu entwickelnde</text:p>
      <text:p text:style-name="P3">Anwendung erfüllen muss.</text:p>
      <text:p text:style-name="P4">Anforderungen</text:p>
      <text:p text:style-name="P5"><text:span text:style-name="T2">Von der Anwendung müssen folgende Anforderungen erfüllt werden:</text:span></text:p>
      <text:list xml:id="list5787962088282325331" text:style-name="L1">
        <text:list-item>
          <text:p text:style-name="P6"><text:span text:style-name="T2">Die Anwendung muss eine Importfunktion für CSV- oder XML-Dateien besitzen, die von dem OpenData-Portal (http://daten.berlin.de/) bereitgestellt werden. </text:span></text:p>
        </text:list-item>
        <text:list-item>
          <text:p text:style-name="P6"><text:span text:style-name="T2">Die Anwendung muss eine GUI besitzen.</text:span></text:p>
        </text:list-item>
        <text:list-item>
          <text:p text:style-name="P6"><text:span text:style-name="T2">Die Anwendung muss intuitiv bedienbar sein.</text:span></text:p>
        </text:list-item>
        <text:list-item>
          <text:p text:style-name="P6"><text:span text:style-name="T2">Innerhalb der Anwendung muss der Nutzer die Möglichkeit haben sich einzelne Datensätze zu den Bezirken, durch Interaktionen <text:s/>anzeigen zu lassen.</text:span></text:p>
        </text:list-item>
        <text:list-item>
          <text:p text:style-name="P6"><text:span text:style-name="T2">Die Anwendung muss eine Statistik zu Covid-19 für ganz Berlin anzeigen.</text:span></text:p>
        </text:list-item>
        <text:list-item>
          <text:p text:style-name="P6"><text:span text:style-name="T2">Die Informationen müssen übersichtlich und leicht verständlich angezeigt werden.</text:span></text:p>
        </text:list-item>
      </text:list>
      <text:p text:style-name="P1">1.4. Schnittstellen </text:p>
      <text:p text:style-name="P1"/>
      <text:p text:style-name="P7"><text:span text:style-name="T2">Da es sich um eine unabhängige Anwendung handelt, sind keine Schnittstellen definiert. Die benötigten Daten werden direkt aus einer im Anwendungsverzeichnis abgelegten Datei eingelesen.</text:span></text:p>
      <text:p text:style-name="P7"><text:span text:style-name="T2"/></text:p>
      <text:list xml:id="list4753829025595774984" text:style-name="WWNum3">
        <text:list-item>
          <text:list>
            <text:list-item>
              <text:h text:style-name="P8" text:outline-level="2"><text:bookmark-start text:name="_Toc54881130"/>Projektumfeld<text:bookmark-end text:name="_Toc54881130"/></text:h>
            </text:list-item>
          </text:list>
        </text:list-item>
      </text:list>
      <text:p text:style-name="P7"><text:span text:style-name="T2">Das Projekt findet im Rahmen der Ausbildung zum Fachinformatiker für Anwendungsentwicklung </text:span><text:span text:style-name="T2">im 3.Ausbildungsjahr </text:span><text:span text:style-name="T2">am OSZ IMT statt. Für das Projekt stand ein Zeitraum von drei Wochen zur Verfügung. </text:span><text:span text:style-name="T2">Das Projekt wurde zu Teilen während der offiziellen Unterrichtszeit und zu Teilen im Homeoffice realisier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MRoman10-Bold" svg:font-family="LMRoman10-Bold"/>
    <style:font-face style:name="LMRoman10-Regular" svg:font-family="LMRoman10-Regular"/>
    <style:font-face style:name="OpenSymbol" svg:font-family="OpenSymbol"/>
    <style:font-face style:name="Arial2" svg:font-family="Arial" style:font-family-generic="swiss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30T19:51:47.27</meta:creation-date>
    <dc:date>2020-10-30T21:20:06.62</dc:date>
    <meta:editing-duration>PT57M57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5" meta:word-count="173" meta:character-count="1267"/>
  </office:meta>
</office:document-meta>
</file>